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游ゴシック1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middle" draw:auto-grow-height="false" fo:min-height="4.219cm" fo:min-width="4.588cm"/>
      <style:paragraph-properties style:writing-mode="lr-tb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7.383cm" fo:min-width="4.587cm"/>
      <style:paragraph-properties style:writing-mode="lr-tb"/>
    </style:style>
    <style:style style:name="gr3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2.487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2.0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a933" draw:marker-start-width="0.279cm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1.593cm"/>
      <style:paragraph-properties style:writing-mode="lr-tb"/>
    </style:style>
    <style:style style:name="gr12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1.358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1.093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6.34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5.5cm"/>
      <style:paragraph-properties style:writing-mode="lr-tb"/>
    </style:style>
    <style:style style:name="gr16" style:family="graphic" style:parent-style-name="standard">
      <style:graphic-properties draw:stroke="solid" draw:stroke-dash="Dash" svg:stroke-width="0.053cm" svg:stroke-color="#77bc65" draw:marker-start-width="0.279cm" draw:marker-end-width="0.279cm" draw:fill="none" draw:textarea-horizontal-align="justify" draw:textarea-vertical-align="middle" draw:auto-grow-height="false" fo:min-height="0.598cm" fo:min-width="8.948cm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81cm" svg:stroke-color="#77bc65" draw:marker-start-width="0.321cm" draw:marker-end-width="0.321cm" draw:fill="none" draw:fill-color="#ffffff" fo:min-height="1.593cm" fo:padding-top="0.165cm" fo:padding-bottom="0.165cm" fo:padding-left="0.29cm" fo:padding-right="0.29cm"/>
      <style:paragraph-properties style:writing-mode="lr-tb"/>
    </style:style>
    <style:style style:name="gr18" style:family="graphic" style:parent-style-name="objectwithoutfill">
      <style:graphic-properties svg:stroke-width="0.081cm" svg:stroke-color="#77bc65" draw:marker-start-width="0.321cm" draw:marker-end="線の終点_20_1" draw:marker-end-width="0.421cm" draw:stroke-linejoin="round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6.342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5.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メイリオ" fo:font-size="18pt" style:font-name-asian="メイリオ" style:font-size-asian="18.7000007629395pt" style:font-size-complex="18pt"/>
    </style:style>
    <style:style style:name="P2" style:family="paragraph">
      <loext:graphic-properties draw:fill-color="#afd095"/>
      <style:paragraph-properties fo:text-align="center" style:writing-mode="lr-tb"/>
      <style:text-properties style:font-name="メイリオ" fo:font-size="18pt" style:font-name-asian="メイリオ" style:font-size-asian="18.7000007629395pt" style:font-size-complex="18pt"/>
    </style:style>
    <style:style style:name="P3" style:family="paragraph">
      <style:paragraph-properties fo:text-align="center" style:writing-mode="lr-tb"/>
      <style:text-properties style:font-name="メイリオ" style:font-name-asian="メイリオ" style:font-size-asian="18.7000007629395pt"/>
    </style:style>
    <style:style style:name="P4" style:family="paragraph">
      <loext:graphic-properties draw:fill-color="#77bc65"/>
      <style:paragraph-properties fo:text-align="center" style:writing-mode="lr-tb"/>
      <style:text-properties style:font-name="メイリオ" style:font-name-asian="メイリオ" style:font-size-asian="18.700000762939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メイリオ" style:font-name-asian="メイリオ" style:font-size-asian="18.7000007629395pt"/>
    </style:style>
    <style:style style:name="P7" style:family="paragraph">
      <loext:graphic-properties draw:fill="none" draw:fill-color="#ffffff"/>
      <style:paragraph-properties style:writing-mode="lr-tb"/>
      <style:text-properties style:font-name="メイリオ" fo:font-size="15pt" style:font-name-asian="メイリオ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  <style:text-properties style:font-name="メイリオ" fo:font-size="14pt" fo:font-style="normal" style:text-underline-style="none" fo:font-weight="bold" style:font-name-asian="メイリオ" style:font-size-asian="14pt" style:font-style-asian="normal" style:font-weight-asian="bold" style:font-size-complex="14pt" style:font-style-complex="normal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メイリオ" fo:font-size="14pt" style:font-name-asian="メイリオ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style:font-name="メイリオ" fo:font-size="14pt" style:text-underline-style="none" fo:font-weight="bold" style:font-name-asian="メイリオ" style:font-size-asian="14pt" style:font-weight-asian="bold" style:font-size-complex="14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メイリオ" fo:font-size="15pt" style:font-name-asian="メイリオ" style:font-size-asian="15pt" style:font-size-complex="15pt"/>
    </style:style>
    <style:style style:name="P14" style:family="paragraph">
      <style:text-properties style:font-name="メイリオ" fo:font-size="15pt" style:font-name-asian="メイリオ" style:font-size-asian="15pt" style:font-size-complex="15pt"/>
    </style:style>
    <style:style style:name="P15" style:family="paragraph">
      <loext:graphic-properties draw:fill="none" draw:fill-color="#ffffff"/>
      <style:text-properties style:font-name="メイリオ" fo:font-size="15pt" style:font-name-asian="メイリオ" style:font-size-asian="15pt" style:font-size-complex="15pt"/>
    </style:style>
    <style:style style:name="T1" style:family="text">
      <style:text-properties style:font-name="メイリオ" fo:font-size="18pt" style:font-name-asian="メイリオ" style:font-size-asian="18pt" style:font-size-complex="18pt"/>
    </style:style>
    <style:style style:name="T2" style:family="text">
      <style:text-properties style:font-name="メイリオ" fo:font-size="16pt" style:font-name-asian="メイリオ" style:font-size-asian="16pt" style:font-size-complex="16pt"/>
    </style:style>
    <style:style style:name="T3" style:family="text">
      <style:text-properties style:font-name="メイリオ" fo:font-size="15pt" style:font-name-asian="メイリオ" style:font-size-asian="15pt" style:font-size-complex="15pt"/>
    </style:style>
    <style:style style:name="T4" style:family="text">
      <style:text-properties style:font-name="メイリオ" style:font-name-asian="メイリオ" style:font-size-asian="18pt"/>
    </style:style>
    <style:style style:name="T5" style:family="text">
      <style:text-properties style:font-name="メイリオ" fo:font-size="14pt" fo:font-style="normal" style:text-underline-style="none" fo:font-weight="bold" style:font-name-asian="メイリオ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メイリオ" fo:font-size="14pt" style:font-name-asian="メイリオ" style:font-size-asian="14pt" style:font-size-complex="14pt"/>
    </style:style>
    <style:style style:name="T7" style:family="text">
      <style:text-properties style:font-name="メイリオ" fo:font-size="14pt" style:text-underline-style="none" fo:font-weight="bold" style:font-name-asian="メイリオ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088cm" svg:height="4.469cm" svg:x="2.29cm" svg:y="1.3cm">
          <text:p text:style-name="P1"><text:span text:style-name="T1">制度資産</text:span></text:p>
          <text:p text:style-name="P1"><text:span text:style-name="T1">（年金資産）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7cm" svg:height="7.633cm" svg:x="7.378cm" svg:y="1.3cm">
          <text:p text:style-name="P3"><text:span text:style-name="T2">確定給付制度債務</text:span></text:p>
          <text:p text:style-name="P3"><text:span text:style-name="T3">（退職給付債務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.272cm" svg:y1="1.301cm" svg:x2="13.482cm" svg:y2="1.301cm">
          <text:p/>
        </draw:line>
        <draw:custom-shape draw:style-name="gr4" draw:text-style-name="P5" draw:layer="layout" svg:width="0.815cm" svg:height="2.941cm" svg:x="6.442cm" svg:y="5.8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4.031cm" svg:height="2.305cm" svg:x="2.384cm" svg:y="6.183cm">
          <draw:text-box>
            <text:p><text:span text:style-name="T4">退職給付に係る負債</text:span></text:p>
          </draw:text-box>
        </draw:frame>
      </draw:page>
      <draw:page draw:name="page2" draw:style-name="dp1" draw:master-page-name="標準">
        <draw:frame draw:style-name="gr6" draw:text-style-name="P7" xml:id="id1" draw:id="id1" draw:layer="layout" svg:width="2.75cm" svg:height="1.047cm" svg:x="0.635cm" svg:y="0.864cm">
          <draw:text-box>
            <text:p><text:span text:style-name="T3">退職給付</text:span></text:p>
          </draw:text-box>
        </draw:frame>
        <draw:frame draw:style-name="gr7" draw:text-style-name="P8" xml:id="id2" draw:id="id2" draw:layer="layout" svg:width="3.05cm" svg:height="0.992cm" svg:x="4.885cm" svg:y="0.885cm">
          <draw:text-box>
            <text:p><text:span text:style-name="T5">退職一時金</text:span></text:p>
          </draw:text-box>
        </draw:frame>
        <draw:frame draw:style-name="gr7" draw:text-style-name="P9" xml:id="id4" draw:id="id4" draw:layer="layout" svg:width="2.5cm" svg:height="0.992cm" svg:x="4.885cm" svg:y="2.135cm">
          <draw:text-box>
            <text:p><text:span text:style-name="T6">企業年金</text:span></text:p>
          </draw:text-box>
        </draw:frame>
        <draw:frame draw:style-name="gr8" draw:text-style-name="P10" xml:id="id5" draw:id="id5" draw:layer="layout" svg:width="5cm" svg:height="1cm" svg:x="9.135cm" svg:y="2.135cm">
          <draw:text-box>
            <text:p><text:span text:style-name="T7">確定給付型企業年金</text:span></text:p>
          </draw:text-box>
        </draw:frame>
        <draw:frame draw:style-name="gr8" draw:text-style-name="P9" xml:id="id7" draw:id="id7" draw:layer="layout" svg:width="5cm" svg:height="1cm" svg:x="9.135cm" svg:y="3.635cm">
          <draw:text-box>
            <text:p><text:span text:style-name="T6">確定拠出型企業年金</text:span></text:p>
          </draw:text-box>
        </draw:frame>
        <draw:connector draw:style-name="gr9" draw:text-style-name="P5" xml:id="id3" draw:id="id3" draw:layer="layout" draw:type="line" svg:x1="3.385cm" svg:y1="1.387cm" svg:x2="4.885cm" svg:y2="1.381cm" draw:start-shape="id1" draw:start-glue-point="1" draw:end-shape="id2" draw:end-glue-point="3" svg:d="M3385 1387l1500-6" svg:viewBox="0 0 1501 7">
          <text:p/>
        </draw:connector>
        <draw:connector draw:style-name="gr10" draw:text-style-name="P11" draw:layer="layout" svg:x1="4.135cm" svg:y1="1.384cm" svg:x2="4.885cm" svg:y2="2.631cm" draw:start-shape="id3" draw:start-glue-point="0" draw:end-shape="id4" draw:end-glue-point="3" svg:d="M4135 1384v1247h750" svg:viewBox="0 0 751 1248">
          <text:p/>
        </draw:connector>
        <draw:connector draw:style-name="gr9" draw:text-style-name="P5" xml:id="id6" draw:id="id6" draw:layer="layout" draw:type="line" svg:x1="7.385cm" svg:y1="2.631cm" svg:x2="9.135cm" svg:y2="2.635cm" draw:start-shape="id4" draw:start-glue-point="1" draw:end-shape="id5" draw:end-glue-point="3" svg:d="M7385 2631l1750 4" svg:viewBox="0 0 1751 5">
          <text:p/>
        </draw:connector>
        <draw:connector draw:style-name="gr10" draw:text-style-name="P11" draw:layer="layout" svg:x1="8.26cm" svg:y1="2.633cm" svg:x2="9.135cm" svg:y2="4.135cm" draw:start-shape="id6" draw:start-glue-point="0" draw:end-shape="id7" draw:end-glue-point="3" svg:d="M8260 2633v1502h875" svg:viewBox="0 0 876 1503">
          <text:p/>
        </draw:connector>
      </draw:page>
      <draw:page draw:name="page3" draw:style-name="dp1" draw:master-page-name="標準">
        <draw:frame draw:style-name="gr11" draw:text-style-name="P7" draw:layer="layout" svg:width="11.75cm" svg:height="1.843cm" svg:x="0.635cm" svg:y="0.792cm">
          <draw:text-box>
            <text:p><text:span text:style-name="T3">　　制度資産　　　</text:span><text:span text:style-name="T3">×</text:span><text:span text:style-name="T3">　割引率　＝　利息費用</text:span></text:p>
            <text:p><text:span text:style-name="T3">確定給付制度債務　</text:span><text:span text:style-name="T3">×</text:span><text:span text:style-name="T3">　割引率　＝　利息収益</text:span></text:p>
          </draw:text-box>
        </draw:frame>
        <draw:custom-shape draw:style-name="gr12" draw:text-style-name="P5" draw:layer="layout" svg:width="0.25cm" svg:height="1.75cm" svg:x="12.235cm" svg:y="0.8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9" draw:layer="layout" svg:width="4.15cm" svg:height="1cm" svg:x="12.835cm" svg:y="1.235cm">
          <draw:text-box>
            <text:p><text:span text:style-name="T6">差額が利息純額</text:span></text:p>
          </draw:text-box>
        </draw:frame>
        <draw:frame draw:style-name="gr13" draw:text-style-name="P7" draw:layer="layout" svg:width="14.75cm" svg:height="1.843cm" svg:x="0.635cm" svg:y="3.792cm">
          <draw:text-box>
            <text:p><text:span text:style-name="T3">　　年金資産　　　</text:span><text:span text:style-name="T3">×</text:span><text:span text:style-name="T3">　　　割引率　　　＝　利息費用</text:span></text:p>
            <text:p><text:span text:style-name="T3">　退職給付債務　　</text:span><text:span text:style-name="T3">×</text:span><text:span text:style-name="T3">　期待運用収益率　＝　期待運用収益</text:span></text:p>
          </draw:text-box>
        </draw:frame>
      </draw:page>
      <draw:page draw:name="page4" draw:style-name="dp1" draw:master-page-name="標準">
        <draw:frame draw:style-name="gr14" draw:text-style-name="P13" draw:layer="layout" svg:width="14cm" svg:height="6.619cm" svg:x="0.635cm" svg:y="0.793cm">
          <draw:text-box>
            <text:p text:style-name="P12"><text:span text:style-name="T3">（１）退職給付債務の期首残高と期末残高の調整表</text:span></text:p>
            <text:p><text:span text:style-name="T3">　　　退職給付債務の期首残高</text:span></text:p>
            <text:p><text:span text:style-name="T3">　　　　勤務費用</text:span></text:p>
            <text:p><text:span text:style-name="T3">　　　　利息費用</text:span></text:p>
            <text:p><text:span text:style-name="T3">　　　　数理計算上の差異の発生額</text:span></text:p>
            <text:p><text:span text:style-name="T3">　　　　退職給付の支払額</text:span></text:p>
            <text:p><text:span text:style-name="T3">　　　</text:span><text:span text:style-name="T3">-----------------------------------------</text:span></text:p>
            <text:p><text:span text:style-name="T3">　　　退職給付債務の期末残高</text:span></text:p>
          </draw:text-box>
        </draw:frame>
        <draw:frame draw:style-name="gr15" draw:text-style-name="P13" draw:layer="layout" svg:width="14cm" svg:height="6.619cm" svg:x="0.635cm" svg:y="7.766cm">
          <draw:text-box>
            <text:p text:style-name="P12"><text:span text:style-name="T3">（２）年金資産の期首残高と期末残高の調整表</text:span></text:p>
            <text:p text:style-name="P12"><text:span text:style-name="T3">　　　年金資産の期首残高</text:span></text:p>
            <text:p text:style-name="P12"><text:span text:style-name="T3">　　　　期待運用収益</text:span></text:p>
            <text:p text:style-name="P12"><text:span text:style-name="T3">　　　　数理計算上の差異の発生額</text:span></text:p>
            <text:p text:style-name="P12"><text:span text:style-name="T3">　　　　事業主からの拠出額</text:span></text:p>
            <text:p text:style-name="P12"><text:span text:style-name="T3">　　　　退職給付の支払額</text:span></text:p>
            <text:p text:style-name="P12"><text:span text:style-name="T3">　　　</text:span><text:span text:style-name="T3">-----------------------------------------</text:span></text:p>
            <text:p text:style-name="P12"><text:span text:style-name="T3">　　　年金資産の期末残高</text:span></text:p>
          </draw:text-box>
        </draw:frame>
        <draw:custom-shape draw:style-name="gr16" draw:text-style-name="P5" draw:layer="layout" svg:width="9.5cm" svg:height="0.9cm" svg:x="2.485cm" svg:y="3.9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9.5cm" svg:height="0.9cm" svg:x="2.485cm" svg:y="10.235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6.5cm" svg:height="1.923cm" svg:x="14.135cm" svg:y="6.385cm">
          <draw:text-box>
            <text:p text:style-name="P14"><text:span text:style-name="T3">資産と債務の両方で数理計算上の差異が発生する</text:span></text:p>
          </draw:text-box>
        </draw:frame>
        <draw:line draw:style-name="gr18" draw:text-style-name="P5" draw:layer="layout" svg:x1="14.135cm" svg:y1="7.385cm" svg:x2="12.135cm" svg:y2="4.885cm">
          <text:p/>
        </draw:line>
        <draw:line draw:style-name="gr18" draw:text-style-name="P5" draw:layer="layout" svg:x1="14.156cm" svg:y1="7.406cm" svg:x2="12.135cm" svg:y2="10.135cm">
          <text:p/>
        </draw:line>
        <draw:frame draw:style-name="gr19" draw:text-style-name="P7" draw:layer="layout" svg:width="2.25cm" svg:height="1.047cm" svg:x="9.635cm" svg:y="1.635cm">
          <draw:text-box>
            <text:p><text:span text:style-name="T3">X,XXX</text:span></text:p>
          </draw:text-box>
        </draw:frame>
        <draw:frame draw:style-name="gr6" draw:text-style-name="P7" draw:layer="layout" svg:width="1.75cm" svg:height="1.047cm" svg:x="10.159cm" svg:y="2.428cm">
          <draw:text-box>
            <text:p><text:span text:style-name="T3">XXX</text:span></text:p>
          </draw:text-box>
        </draw:frame>
        <draw:frame draw:style-name="gr6" draw:text-style-name="P7" draw:layer="layout" svg:width="1.25cm" svg:height="1.047cm" svg:x="10.535cm" svg:y="3.135cm">
          <draw:text-box>
            <text:p><text:span text:style-name="T3">XX</text:span></text:p>
          </draw:text-box>
        </draw:frame>
        <draw:frame draw:style-name="gr6" draw:text-style-name="P7" draw:layer="layout" svg:width="1.9cm" svg:height="1.047cm" svg:x="10.004cm" svg:y="3.936cm">
          <draw:text-box>
            <text:p><text:span text:style-name="T3">△</text:span><text:span text:style-name="T3">XX</text:span></text:p>
          </draw:text-box>
        </draw:frame>
        <draw:frame draw:style-name="gr6" draw:text-style-name="P7" draw:layer="layout" svg:width="2.274cm" svg:height="1.047cm" svg:x="9.654cm" svg:y="4.729cm">
          <draw:text-box>
            <text:p><text:span text:style-name="T3">△</text:span><text:span text:style-name="T3">XXX</text:span></text:p>
          </draw:text-box>
        </draw:frame>
        <draw:frame draw:style-name="gr19" draw:text-style-name="P7" draw:layer="layout" svg:width="2.25cm" svg:height="1.047cm" svg:x="9.635cm" svg:y="8.635cm">
          <draw:text-box>
            <text:p><text:span text:style-name="T3">X,XXX</text:span></text:p>
          </draw:text-box>
        </draw:frame>
        <draw:frame draw:style-name="gr6" draw:text-style-name="P7" draw:layer="layout" svg:width="1.75cm" svg:height="1.047cm" svg:x="10.135cm" svg:y="9.385cm">
          <draw:text-box>
            <text:p><text:span text:style-name="T3">XXX</text:span></text:p>
          </draw:text-box>
        </draw:frame>
        <draw:frame draw:style-name="gr6" draw:text-style-name="P7" draw:layer="layout" svg:width="1.25cm" svg:height="1.047cm" svg:x="10.504cm" svg:y="10.926cm">
          <draw:text-box>
            <text:p><text:span text:style-name="T3">XX</text:span></text:p>
          </draw:text-box>
        </draw:frame>
        <draw:frame draw:style-name="gr6" draw:text-style-name="P7" draw:layer="layout" svg:width="2.274cm" svg:height="1.047cm" svg:x="9.616cm" svg:y="11.654cm">
          <draw:text-box>
            <text:p><text:span text:style-name="T3">△</text:span><text:span text:style-name="T3">XXX</text:span></text:p>
          </draw:text-box>
        </draw:frame>
        <draw:frame draw:style-name="gr19" draw:text-style-name="P7" draw:layer="layout" svg:width="2.25cm" svg:height="1.047cm" svg:x="9.635cm" svg:y="6.338cm">
          <draw:text-box>
            <text:p><text:span text:style-name="T3">X,XXX</text:span></text:p>
          </draw:text-box>
        </draw:frame>
        <draw:frame draw:style-name="gr19" draw:text-style-name="P7" draw:layer="layout" svg:width="2.25cm" svg:height="1.047cm" svg:x="9.635cm" svg:y="13.338cm">
          <draw:text-box>
            <text:p><text:span text:style-name="T3">X,XXX</text:span></text:p>
          </draw:text-box>
        </draw:frame>
        <draw:frame draw:style-name="gr6" draw:text-style-name="P7" draw:layer="layout" svg:width="1.9cm" svg:height="1.047cm" svg:x="9.985cm" svg:y="10.211cm">
          <draw:text-box>
            <text:p><text:span text:style-name="T3">△</text:span><text:span text:style-name="T3">XX</text:span></text:p>
          </draw:text-box>
        </draw:frame>
      </draw:page>
      <draw:page draw:name="page5" draw:style-name="dp1" draw:master-page-name="標準">
        <draw:frame draw:style-name="gr20" draw:text-style-name="P13" draw:layer="layout" svg:width="14cm" svg:height="6.619cm" svg:x="0.635cm" svg:y="0.793cm">
          <draw:text-box>
            <text:p text:style-name="P12"><text:span text:style-name="T3">（１）確定給付制度債務の増減</text:span></text:p>
            <text:p><text:span text:style-name="T3">　　　期首</text:span></text:p>
            <text:p><text:span text:style-name="T3">　　　　勤務費用</text:span></text:p>
            <text:p><text:span text:style-name="T3">　　　　利息費用</text:span></text:p>
            <text:p><text:span text:style-name="T3">　　　　数理計算上の差異の発生額</text:span></text:p>
            <text:p><text:span text:style-name="T3">　　　　制度資産からの給付額</text:span></text:p>
            <text:p><text:span text:style-name="T3">　　　</text:span><text:span text:style-name="T3">-----------------------------------------</text:span></text:p>
            <text:p><text:span text:style-name="T3">　　　期末</text:span></text:p>
          </draw:text-box>
        </draw:frame>
        <draw:frame draw:style-name="gr21" draw:text-style-name="P13" draw:layer="layout" svg:width="14cm" svg:height="6.619cm" svg:x="0.635cm" svg:y="7.766cm">
          <draw:text-box>
            <text:p text:style-name="P12"><text:span text:style-name="T3">（２）制度資産の増減</text:span></text:p>
            <text:p text:style-name="P12"><text:span text:style-name="T3">　　　期首</text:span></text:p>
            <text:p text:style-name="P12"><text:span text:style-name="T3">　　　　利息収益</text:span></text:p>
            <text:p text:style-name="P12"><text:span text:style-name="T3">　　　　制度資産に係る運用損益</text:span></text:p>
            <text:p text:style-name="P12"><text:span text:style-name="T3">　　　　事業主拠出</text:span></text:p>
            <text:p text:style-name="P12"><text:span text:style-name="T3">　　　　制度資産からの給付額</text:span></text:p>
            <text:p text:style-name="P12"><text:span text:style-name="T3">　　　</text:span><text:span text:style-name="T3">-----------------------------------------</text:span></text:p>
            <text:p text:style-name="P12"><text:span text:style-name="T3">　　　期末</text:span></text:p>
          </draw:text-box>
        </draw:frame>
        <draw:custom-shape draw:style-name="gr16" draw:text-style-name="P5" draw:layer="layout" svg:width="9.5cm" svg:height="0.9cm" svg:x="2.485cm" svg:y="3.9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9.5cm" svg:height="0.9cm" svg:x="2.485cm" svg:y="10.235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6.25cm" svg:height="1.923cm" svg:x="13.635cm" svg:y="3.385cm">
          <draw:text-box>
            <text:p text:style-name="P14"><text:span text:style-name="T3">債務にしか数理計算上の差異が発生しない</text:span></text:p>
          </draw:text-box>
        </draw:frame>
        <draw:line draw:style-name="gr18" draw:text-style-name="P5" draw:layer="layout" svg:x1="13.385cm" svg:y1="4.385cm" svg:x2="12.135cm" svg:y2="4.385cm">
          <text:p/>
        </draw:line>
        <draw:frame draw:style-name="gr19" draw:text-style-name="P7" draw:layer="layout" svg:width="2.25cm" svg:height="1.047cm" svg:x="9.635cm" svg:y="1.635cm">
          <draw:text-box>
            <text:p><text:span text:style-name="T3">X,XXX</text:span></text:p>
          </draw:text-box>
        </draw:frame>
        <draw:frame draw:style-name="gr6" draw:text-style-name="P7" draw:layer="layout" svg:width="1.75cm" svg:height="1.047cm" svg:x="10.159cm" svg:y="2.428cm">
          <draw:text-box>
            <text:p><text:span text:style-name="T3">XXX</text:span></text:p>
          </draw:text-box>
        </draw:frame>
        <draw:frame draw:style-name="gr6" draw:text-style-name="P7" draw:layer="layout" svg:width="1.25cm" svg:height="1.047cm" svg:x="10.535cm" svg:y="3.135cm">
          <draw:text-box>
            <text:p><text:span text:style-name="T3">XX</text:span></text:p>
          </draw:text-box>
        </draw:frame>
        <draw:frame draw:style-name="gr6" draw:text-style-name="P7" draw:layer="layout" svg:width="1.9cm" svg:height="1.047cm" svg:x="10.004cm" svg:y="3.936cm">
          <draw:text-box>
            <text:p><text:span text:style-name="T3">△</text:span><text:span text:style-name="T3">XX</text:span></text:p>
          </draw:text-box>
        </draw:frame>
        <draw:frame draw:style-name="gr6" draw:text-style-name="P7" draw:layer="layout" svg:width="2.274cm" svg:height="1.047cm" svg:x="9.654cm" svg:y="4.729cm">
          <draw:text-box>
            <text:p><text:span text:style-name="T3">△</text:span><text:span text:style-name="T3">XXX</text:span></text:p>
          </draw:text-box>
        </draw:frame>
        <draw:frame draw:style-name="gr19" draw:text-style-name="P7" draw:layer="layout" svg:width="2.25cm" svg:height="1.047cm" svg:x="9.635cm" svg:y="8.635cm">
          <draw:text-box>
            <text:p><text:span text:style-name="T3">X,XXX</text:span></text:p>
          </draw:text-box>
        </draw:frame>
        <draw:frame draw:style-name="gr6" draw:text-style-name="P7" draw:layer="layout" svg:width="1.75cm" svg:height="1.047cm" svg:x="10.135cm" svg:y="9.385cm">
          <draw:text-box>
            <text:p><text:span text:style-name="T3">XXX</text:span></text:p>
          </draw:text-box>
        </draw:frame>
        <draw:frame draw:style-name="gr6" draw:text-style-name="P7" draw:layer="layout" svg:width="1.25cm" svg:height="1.047cm" svg:x="10.504cm" svg:y="10.926cm">
          <draw:text-box>
            <text:p><text:span text:style-name="T3">XX</text:span></text:p>
          </draw:text-box>
        </draw:frame>
        <draw:frame draw:style-name="gr6" draw:text-style-name="P7" draw:layer="layout" svg:width="2.274cm" svg:height="1.047cm" svg:x="9.616cm" svg:y="11.654cm">
          <draw:text-box>
            <text:p><text:span text:style-name="T3">△</text:span><text:span text:style-name="T3">XXX</text:span></text:p>
          </draw:text-box>
        </draw:frame>
        <draw:frame draw:style-name="gr19" draw:text-style-name="P7" draw:layer="layout" svg:width="2.25cm" svg:height="1.047cm" svg:x="9.635cm" svg:y="6.338cm">
          <draw:text-box>
            <text:p><text:span text:style-name="T3">X,XXX</text:span></text:p>
          </draw:text-box>
        </draw:frame>
        <draw:frame draw:style-name="gr19" draw:text-style-name="P7" draw:layer="layout" svg:width="2.25cm" svg:height="1.047cm" svg:x="9.635cm" svg:y="13.338cm">
          <draw:text-box>
            <text:p><text:span text:style-name="T3">X,XXX</text:span></text:p>
          </draw:text-box>
        </draw:frame>
        <draw:frame draw:style-name="gr6" draw:text-style-name="P7" draw:layer="layout" svg:width="1.9cm" svg:height="1.047cm" svg:x="9.985cm" svg:y="10.211cm">
          <draw:text-box>
            <text:p><text:span text:style-name="T3">△</text:span><text:span text:style-name="T3">XX</text:span></text:p>
          </draw:text-box>
        </draw:frame>
        <draw:frame draw:style-name="gr17" draw:text-style-name="P15" draw:layer="layout" svg:width="6.25cm" svg:height="1.923cm" svg:x="13.635cm" svg:y="9.712cm">
          <draw:text-box>
            <text:p text:style-name="P14"><text:span text:style-name="T3">利息収益を控除した運用損益を開示する</text:span></text:p>
          </draw:text-box>
        </draw:frame>
        <draw:line draw:style-name="gr18" draw:text-style-name="P5" draw:layer="layout" svg:x1="13.385cm" svg:y1="10.712cm" svg:x2="12.135cm" svg:y2="10.71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游ゴシック1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dee6e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9T11:22:01.303000000</meta:creation-date>
    <dc:date>2022-02-23T18:55:37.735000000</dc:date>
    <meta:editing-duration>PT3H9M58S</meta:editing-duration>
    <meta:editing-cycles>40</meta:editing-cycles>
    <meta:generator>LibreOffice/7.1.5.2$Windows_X86_64 LibreOffice_project/85f04e9f809797b8199d13c421bd8a2b025d52b5</meta:generator>
    <meta:document-statistic meta:object-count="57"/>
  </office:meta>
</office:document-meta>
</file>